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13.014cm"/>
    </style:style>
    <style:style style:name="co4" style:family="table-column">
      <style:table-column-properties fo:break-before="auto" style:column-width="4.82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1/12/2019</text:p>
          </table:table-cell>
          <table:table-cell office:value-type="string">
            <text:p>Schedule XLS data migration</text:p>
          </table:table-cell>
          <table:table-cell office:value-type="string">
            <text:p>3hr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21/12/2019</text:p>
          </table:table-cell>
          <table:table-cell office:value-type="string">
            <text:p>Ionic -Chillup front Talent API integration</text:p>
          </table:table-cell>
          <table:table-cell office:value-type="string">
            <text:p>1hr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2/12/2019</text:p>
          </table:table-cell>
          <table:table-cell office:value-type="string">
            <text:p>Ionic - Chillup Env setup-1</text:p>
          </table:table-cell>
          <table:table-cell office:value-type="string">
            <text:p>2hrs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3/12/2019</text:p>
          </table:table-cell>
          <table:table-cell office:value-type="string">
            <text:p>Ionic-Chillup Env setup-2</text:p>
          </table:table-cell>
          <table:table-cell office:value-type="string">
            <text:p>4hrs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24/12/2019</text:p>
          </table:table-cell>
          <table:table-cell office:value-type="string">
            <text:p>Upload Page API Integration</text:p>
          </table:table-cell>
          <table:table-cell office:value-type="string">
            <text:p>5hrs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24/12/2019</text:p>
          </table:table-cell>
          <table:table-cell office:value-type="string">
            <text:p>Ionic – Content upload (WORD) completed</text:p>
          </table:table-cell>
          <table:table-cell office:value-type="string">
            <text:p>2hrs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25/12/2019</text:p>
          </table:table-cell>
          <table:table-cell office:value-type="string">
            <text:p>Schedule API creation &amp; Integration</text:p>
          </table:table-cell>
          <table:table-cell office:value-type="string">
            <text:p>4hr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26/12/2019</text:p>
          </table:table-cell>
          <table:table-cell office:value-type="string">
            <text:p>Chillup rules API integration</text:p>
          </table:table-cell>
          <table:table-cell office:value-type="string">
            <text:p>4hr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26/12/2019</text:p>
          </table:table-cell>
          <table:table-cell office:value-type="string">
            <text:p>Vignesh support</text:p>
          </table:table-cell>
          <table:table-cell office:value-type="string">
            <text:p>1hrs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26/12/2019</text:p>
          </table:table-cell>
          <table:table-cell office:value-type="string">
            <text:p>Ionic Content upload (AUDIO,VIDIO,PICTURE) – Completion</text:p>
          </table:table-cell>
          <table:table-cell office:value-type="string">
            <text:p>6hrs</text:p>
          </table:table-cell>
        </table:table-row>
        <table:table-row table:style-name="ro2">
          <table:table-cell table:number-columns-repeated="2"/>
          <table:table-cell table:style-name="ce3" office:value-type="string">
            <text:p>Total </text:p>
          </table:table-cell>
          <table:table-cell table:style-name="ce1" office:value-type="string">
            <text:p>32hrs</text:p>
          </table:table-cell>
        </table:table-row>
        <table:table-row table:style-name="ro2" table:number-rows-repeated="1048563">
          <table:table-cell table:number-columns-repeated="4"/>
        </table:table-row>
        <table:table-row table:style-name="ro2">
          <table:table-cell table:number-columns-repeated="4"/>
        </table:table-row>
      </table:table>
      <table:database-ranges>
        <table:database-range table:name="__Anonymous_Sheet_DB__1" table:target-range-address="Sheet1.A1:Sheet1.D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27">2019/12/27</text:date>, <text:time>10:0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7T09:51:04.74</meta:creation-date>
    <dc:date>2019-12-27T10:05:07.40</dc:date>
    <meta:editing-duration>PT13M54S</meta:editing-duration>
    <meta:editing-cycles>18</meta:editing-cycles>
    <meta:generator>OpenOffice/4.1.2$Win32 OpenOffice.org_project/412m3$Build-9782</meta:generator>
    <meta:document-statistic meta:table-count="1" meta:cell-count="46" meta:object-count="0"/>
  </office:meta>
</office:document-meta>
</file>